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77H58M00.486S" calcext:value-type="time">
            <text:p>377:58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3H21M34.683S" calcext:value-type="time">
            <text:p>03:21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11H14M19.813S" calcext:value-type="time">
            <text:p>11:1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08:04:33.2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9T14:44:30.029000000</dc:date>
    <dc:creator>Benjamin Laws</dc:creator>
    <meta:editing-duration>P15DT9H48M10S</meta:editing-duration>
    <meta:editing-cycles>425</meta:editing-cycles>
    <meta:generator>LibreOffice/7.1.8.1$Windows_X86_64 LibreOffice_project/e1f30c802c3269a1d052614453f260e49458c82c</meta:generator>
    <meta:document-statistic meta:table-count="2" meta:cell-count="599" meta:object-count="0"/>
  </office:meta>
</office:document-meta>
</file>